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B" style:family="table-column">
      <style:table-column-properties style:column-width="6.8cm" style:rel-column-width="2621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51cm" style:rel-column-width="1638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ce181e" fo:font-size="14pt" style:font-size-asian="14pt" style:font-size-complex="14pt"/>
    </style:style>
    <style:style style:name="P2" style:family="paragraph" style:parent-style-name="Standard">
      <style:text-properties fo:color="#ce181e" fo:font-size="14pt" officeooo:rsid="001527de" officeooo:paragraph-rsid="001527de" style:font-size-asian="14pt" style:font-size-complex="14pt"/>
    </style:style>
    <style:style style:name="P3" style:family="paragraph" style:parent-style-name="Standard">
      <style:text-properties fo:font-size="12pt" officeooo:rsid="0014242f" officeooo:paragraph-rsid="0014242f" style:font-size-asian="10.5pt" style:font-size-complex="12pt"/>
    </style:style>
    <style:style style:name="P4" style:family="paragraph" style:parent-style-name="Standard">
      <style:text-properties fo:font-size="12pt" fo:font-weight="bold" officeooo:rsid="000df43f" officeooo:paragraph-rsid="00463aae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000000" fo:font-size="12pt" officeooo:rsid="001527de" officeooo:paragraph-rsid="0015ec4e" style:font-size-asian="12pt" style:font-size-complex="12pt"/>
    </style:style>
    <style:style style:name="P6" style:family="paragraph" style:parent-style-name="Standard">
      <style:text-properties fo:color="#000000" fo:font-size="12pt" officeooo:rsid="001527de" officeooo:paragraph-rsid="0017233a" style:font-size-asian="12pt" style:font-size-complex="12pt"/>
    </style:style>
    <style:style style:name="P7" style:family="paragraph" style:parent-style-name="Standard">
      <style:text-properties fo:color="#000000" fo:font-size="12pt" officeooo:rsid="001527de" officeooo:paragraph-rsid="001a77f3" style:font-size-asian="12pt" style:font-size-complex="12pt"/>
    </style:style>
    <style:style style:name="P8" style:family="paragraph" style:parent-style-name="Standard">
      <style:text-properties fo:color="#000000" fo:font-size="12pt" officeooo:rsid="001527de" officeooo:paragraph-rsid="0044dddd" style:font-size-asian="12pt" style:font-size-complex="12pt"/>
    </style:style>
    <style:style style:name="P9" style:family="paragraph" style:parent-style-name="Standard">
      <style:text-properties fo:color="#000000" fo:font-size="12pt" officeooo:rsid="001527de" officeooo:paragraph-rsid="0055803a" style:font-size-asian="12pt" style:font-size-complex="12pt"/>
    </style:style>
    <style:style style:name="P10" style:family="paragraph" style:parent-style-name="Standard">
      <style:text-properties fo:color="#000000" fo:font-size="12pt" officeooo:rsid="001527de" officeooo:paragraph-rsid="00a13e60" style:font-size-asian="12pt" style:font-size-complex="12pt"/>
    </style:style>
    <style:style style:name="P11" style:family="paragraph" style:parent-style-name="Standard">
      <style:text-properties fo:color="#000000" fo:font-size="12pt" officeooo:rsid="006ff034" officeooo:paragraph-rsid="0044dddd" style:font-size-asian="12pt" style:font-size-complex="12pt"/>
    </style:style>
    <style:style style:name="P12" style:family="paragraph" style:parent-style-name="Standard">
      <style:text-properties fo:color="#000000" fo:font-size="12pt" officeooo:rsid="0071e5f6" officeooo:paragraph-rsid="0071e5f6" style:font-size-asian="12pt" style:font-size-complex="12pt"/>
    </style:style>
    <style:style style:name="P13" style:family="paragraph" style:parent-style-name="Standard">
      <style:text-properties fo:color="#000000" fo:font-size="12pt" officeooo:rsid="007653d4" officeooo:paragraph-rsid="007653d4" style:font-size-asian="12pt" style:font-size-complex="12pt"/>
    </style:style>
    <style:style style:name="P14" style:family="paragraph" style:parent-style-name="Standard">
      <style:text-properties fo:color="#000000" fo:font-size="12pt" officeooo:rsid="007653d4" officeooo:paragraph-rsid="0079be3d" style:font-size-asian="12pt" style:font-size-complex="12pt"/>
    </style:style>
    <style:style style:name="P15" style:family="paragraph" style:parent-style-name="Standard">
      <style:text-properties fo:color="#000000" fo:font-size="12pt" officeooo:rsid="007af93f" officeooo:paragraph-rsid="008e856a" style:font-size-asian="12pt" style:font-size-complex="12pt"/>
    </style:style>
    <style:style style:name="P16" style:family="paragraph" style:parent-style-name="Standard">
      <style:text-properties fo:color="#000000" fo:font-size="12pt" fo:font-weight="bold" officeooo:rsid="001527de" officeooo:paragraph-rsid="001a77f3" style:font-size-asian="12pt" style:font-weight-asian="bold" style:font-size-complex="12pt" style:font-weight-complex="bold"/>
    </style:style>
    <style:style style:name="P17" style:family="paragraph" style:parent-style-name="Standard">
      <style:text-properties fo:color="#000000" fo:font-size="12pt" fo:font-weight="bold" officeooo:rsid="001527de" officeooo:paragraph-rsid="0030b4b9" style:font-size-asian="12pt" style:font-weight-asian="bold" style:font-size-complex="12pt" style:font-weight-complex="bold"/>
    </style:style>
    <style:style style:name="P18" style:family="paragraph" style:parent-style-name="Standard">
      <style:text-properties fo:color="#000000" fo:font-size="12pt" fo:font-weight="bold" officeooo:rsid="001527de" officeooo:paragraph-rsid="003102da" style:font-size-asian="12pt" style:font-weight-asian="bold" style:font-size-complex="12pt" style:font-weight-complex="bold"/>
    </style:style>
    <style:style style:name="P19" style:family="paragraph" style:parent-style-name="Standard">
      <style:text-properties fo:color="#000000" fo:font-size="12pt" fo:font-weight="bold" officeooo:rsid="001527de" officeooo:paragraph-rsid="0031a0d1" style:font-size-asian="12pt" style:font-weight-asian="bold" style:font-size-complex="12pt" style:font-weight-complex="bold"/>
    </style:style>
    <style:style style:name="P20" style:family="paragraph" style:parent-style-name="Standard">
      <style:text-properties fo:color="#000000" fo:font-size="12pt" fo:font-weight="bold" officeooo:rsid="001527de" officeooo:paragraph-rsid="00a13e60" style:font-size-asian="12pt" style:font-weight-asian="bold" style:font-size-complex="12pt" style:font-weight-complex="bold"/>
    </style:style>
    <style:style style:name="P21" style:family="paragraph" style:parent-style-name="Standard">
      <style:text-properties fo:color="#000000" fo:font-size="12pt" fo:font-weight="normal" officeooo:rsid="002890ce" officeooo:paragraph-rsid="002890ce" style:font-size-asian="12pt" style:font-weight-asian="normal" style:font-size-complex="12pt" style:font-weight-complex="normal"/>
    </style:style>
    <style:style style:name="P22" style:family="paragraph" style:parent-style-name="Standard">
      <style:text-properties fo:color="#000000" fo:font-size="12pt" fo:font-style="italic" fo:font-weight="normal" officeooo:rsid="00348da1" officeooo:paragraph-rsid="0048d241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text-properties fo:color="#000000" fo:font-size="12pt" fo:font-style="italic" fo:font-weight="normal" officeooo:rsid="001527de" officeooo:paragraph-rsid="0048d241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text-properties fo:color="#000000" fo:font-size="12pt" fo:font-style="italic" fo:font-weight="normal" officeooo:rsid="001527de" officeooo:paragraph-rsid="0068adea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text-properties fo:color="#000000" fo:font-size="12pt" fo:font-style="italic" fo:font-weight="normal" officeooo:rsid="001527de" officeooo:paragraph-rsid="006bf27d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text-properties fo:color="#000000" fo:font-size="12pt" fo:font-style="italic" fo:font-weight="normal" officeooo:rsid="001527de" officeooo:paragraph-rsid="005f47bf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text-properties fo:color="#000000" fo:font-size="12pt" fo:font-style="italic" fo:font-weight="normal" officeooo:rsid="001527de" officeooo:paragraph-rsid="007c4f29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text-properties fo:color="#000000" fo:font-size="12pt" fo:font-style="italic" fo:font-weight="normal" officeooo:rsid="001527de" officeooo:paragraph-rsid="008e856a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text-properties fo:color="#000000" fo:font-size="12pt" fo:font-style="italic" fo:font-weight="normal" officeooo:rsid="00492159" officeooo:paragraph-rsid="004adaec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text-properties fo:color="#000000" fo:font-size="12pt" fo:font-style="italic" fo:font-weight="normal" officeooo:rsid="004f6db0" officeooo:paragraph-rsid="004f6db0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text-properties fo:color="#000000" fo:font-size="12pt" fo:font-style="italic" fo:font-weight="normal" officeooo:rsid="004f6db0" officeooo:paragraph-rsid="0055803a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text-properties fo:color="#000000" fo:font-size="12pt" fo:font-style="italic" fo:font-weight="normal" officeooo:rsid="006ce816" officeooo:paragraph-rsid="006ce816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text-properties fo:color="#000000" fo:font-size="12pt" fo:font-style="italic" fo:font-weight="normal" officeooo:rsid="00852e05" officeooo:paragraph-rsid="008676b5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text-properties fo:color="#000000" fo:font-size="12pt" fo:font-style="italic" fo:font-weight="normal" officeooo:rsid="00852e05" officeooo:paragraph-rsid="00879970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text-properties fo:color="#000000" fo:font-size="12pt" fo:font-style="italic" fo:font-weight="normal" officeooo:rsid="008de191" officeooo:paragraph-rsid="008de191" style:font-size-asian="12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text-properties fo:color="#000000" fo:font-size="12pt" fo:font-style="italic" style:text-underline-style="solid" style:text-underline-width="auto" style:text-underline-color="font-color" fo:font-weight="normal" officeooo:rsid="001527de" officeooo:paragraph-rsid="0048d241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text-properties fo:color="#000000" fo:font-size="12pt" fo:font-style="normal" fo:font-weight="normal" officeooo:rsid="008c3591" officeooo:paragraph-rsid="008c3591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fo:color="#000000" fo:font-size="12pt" style:text-underline-style="solid" style:text-underline-width="auto" style:text-underline-color="font-color" officeooo:rsid="0071e5f6" officeooo:paragraph-rsid="0071e5f6" style:font-size-asian="12pt" style:font-size-complex="12pt"/>
    </style:style>
    <style:style style:name="P39" style:family="paragraph" style:parent-style-name="Table_20_Contents">
      <style:text-properties fo:font-size="12pt" officeooo:rsid="001c82db" officeooo:paragraph-rsid="001c82db" style:font-size-asian="12pt" style:font-size-complex="12pt"/>
    </style:style>
    <style:style style:name="P40" style:family="paragraph" style:parent-style-name="Table_20_Contents">
      <style:text-properties fo:font-size="12pt" officeooo:rsid="001c92a0" officeooo:paragraph-rsid="002145bb" style:font-size-asian="12pt" style:font-size-complex="12pt"/>
    </style:style>
    <style:style style:name="P41" style:family="paragraph" style:parent-style-name="Table_20_Contents">
      <style:text-properties fo:font-size="12pt" officeooo:rsid="00209640" officeooo:paragraph-rsid="00209640" style:font-size-asian="12pt" style:font-size-complex="12pt"/>
    </style:style>
    <style:style style:name="P42" style:family="paragraph" style:parent-style-name="Table_20_Contents">
      <style:text-properties fo:font-size="12pt" officeooo:rsid="002f666b" officeooo:paragraph-rsid="002f666b" style:font-size-asian="12pt" style:font-size-complex="12pt"/>
    </style:style>
    <style:style style:name="P43" style:family="paragraph" style:parent-style-name="Table_20_Contents">
      <style:text-properties fo:font-size="12pt" officeooo:rsid="0030b4b9" officeooo:paragraph-rsid="0030b4b9" style:font-size-asian="12pt" style:font-size-complex="12pt"/>
    </style:style>
    <style:style style:name="P44" style:family="paragraph" style:parent-style-name="Table_20_Contents">
      <style:text-properties fo:font-size="12pt" officeooo:rsid="003102da" officeooo:paragraph-rsid="003102da" style:font-size-asian="12pt" style:font-size-complex="12pt"/>
    </style:style>
    <style:style style:name="P45" style:family="paragraph" style:parent-style-name="Table_20_Contents">
      <style:text-properties fo:font-size="12pt" officeooo:rsid="0031a0d1" officeooo:paragraph-rsid="0031a0d1" style:font-size-asian="12pt" style:font-size-complex="12pt"/>
    </style:style>
    <style:style style:name="P46" style:family="paragraph" style:parent-style-name="Table_20_Contents">
      <style:text-properties fo:font-size="12pt" officeooo:rsid="003e7784" officeooo:paragraph-rsid="003e7784" style:font-size-asian="12pt" style:font-size-complex="12pt"/>
    </style:style>
    <style:style style:name="P47" style:family="paragraph" style:parent-style-name="Table_20_Contents">
      <style:text-properties fo:font-size="12pt" fo:font-weight="bold" officeooo:rsid="003102da" officeooo:paragraph-rsid="003102da" style:font-size-asian="12pt" style:font-weight-asian="bold" style:font-size-complex="12pt" style:font-weight-complex="bold"/>
    </style:style>
    <style:style style:name="P48" style:family="paragraph" style:parent-style-name="Table_20_Contents">
      <style:text-properties fo:font-size="12pt" fo:font-weight="normal" officeooo:rsid="003102da" officeooo:paragraph-rsid="003102da" style:font-size-asian="12pt" style:font-weight-asian="normal" style:font-size-complex="12pt" style:font-weight-complex="normal"/>
    </style:style>
    <style:style style:name="P49" style:family="paragraph" style:parent-style-name="Table_20_Contents">
      <style:text-properties fo:color="#000000" fo:font-size="12pt" fo:font-weight="bold" officeooo:rsid="001c92a0" officeooo:paragraph-rsid="00237b1e" style:font-size-asian="12pt" style:font-weight-asian="bold" style:font-size-complex="12pt" style:font-weight-complex="bold"/>
    </style:style>
    <style:style style:name="P50" style:family="paragraph" style:parent-style-name="Table_20_Contents">
      <style:text-properties fo:color="#000000" fo:font-size="12pt" fo:font-weight="bold" officeooo:rsid="001c92a0" officeooo:paragraph-rsid="00280922" style:font-size-asian="12pt" style:font-weight-asian="bold" style:font-size-complex="12pt" style:font-weight-complex="bold"/>
    </style:style>
    <style:style style:name="P51" style:family="paragraph" style:parent-style-name="Table_20_Contents">
      <style:text-properties fo:color="#000000" fo:font-size="12pt" officeooo:rsid="001527de" officeooo:paragraph-rsid="0026f759" style:font-size-asian="12pt" style:font-size-complex="12pt"/>
    </style:style>
    <style:style style:name="P52" style:family="paragraph" style:parent-style-name="Table_20_Contents">
      <style:text-properties fo:color="#000000" fo:font-size="12pt" fo:font-style="italic" fo:font-weight="normal" officeooo:rsid="001c92a0" officeooo:paragraph-rsid="001e3f1f" style:font-size-asian="12pt" style:font-style-asian="italic" style:font-weight-asian="normal" style:font-size-complex="12pt" style:font-style-complex="italic" style:font-weight-complex="normal"/>
    </style:style>
    <style:style style:name="P53" style:family="paragraph" style:parent-style-name="Table_20_Contents">
      <style:text-properties fo:color="#000000" fo:font-size="12pt" fo:font-style="italic" fo:font-weight="normal" officeooo:rsid="001c92a0" officeooo:paragraph-rsid="00209640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Table_20_Contents">
      <style:text-properties fo:color="#000000" fo:font-size="12pt" fo:font-style="italic" fo:font-weight="normal" officeooo:rsid="001c92a0" officeooo:paragraph-rsid="00241a7b" style:font-size-asian="12pt" style:font-style-asian="italic" style:font-weight-asian="normal" style:font-size-complex="12pt" style:font-style-complex="italic" style:font-weight-complex="normal"/>
    </style:style>
    <style:style style:name="P55" style:family="paragraph" style:parent-style-name="Table_20_Contents">
      <style:text-properties fo:color="#000000" fo:font-size="12pt" fo:font-style="italic" fo:font-weight="normal" officeooo:rsid="001c92a0" officeooo:paragraph-rsid="0026f759" style:font-size-asian="12pt" style:font-style-asian="italic" style:font-weight-asian="normal" style:font-size-complex="12pt" style:font-style-complex="italic" style:font-weight-complex="normal"/>
    </style:style>
    <style:style style:name="P56" style:family="paragraph" style:parent-style-name="Table_20_Contents">
      <style:text-properties fo:color="#000000" fo:font-size="12pt" fo:font-weight="normal" officeooo:rsid="001c92a0" officeooo:paragraph-rsid="001c92a0" style:font-size-asian="12pt" style:font-weight-asian="normal" style:font-size-complex="12pt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27de" style:font-weight-asian="bold" style:font-weight-complex="bold"/>
    </style:style>
    <style:style style:name="T4" style:family="text">
      <style:text-properties fo:font-weight="bold" officeooo:rsid="003669a5" style:font-weight-asian="bold" style:font-weight-complex="bold"/>
    </style:style>
    <style:style style:name="T5" style:family="text">
      <style:text-properties fo:font-weight="bold" officeooo:rsid="0050bbaf" style:font-weight-asian="bold" style:font-weight-complex="bold"/>
    </style:style>
    <style:style style:name="T6" style:family="text">
      <style:text-properties fo:font-weight="bold" officeooo:rsid="005a3514" style:font-weight-asian="bold" style:font-weight-complex="bold"/>
    </style:style>
    <style:style style:name="T7" style:family="text">
      <style:text-properties fo:font-weight="bold" officeooo:rsid="005cd9bb" style:font-weight-asian="bold" style:font-weight-complex="bold"/>
    </style:style>
    <style:style style:name="T8" style:family="text">
      <style:text-properties fo:font-weight="bold" officeooo:rsid="001e3f1f" style:font-weight-asian="bold" style:font-weight-complex="bold"/>
    </style:style>
    <style:style style:name="T9" style:family="text">
      <style:text-properties fo:font-weight="bold" officeooo:rsid="00209640" style:font-weight-asian="bold" style:font-weight-complex="bold"/>
    </style:style>
    <style:style style:name="T10" style:family="text">
      <style:text-properties fo:font-weight="bold" officeooo:rsid="00241a7b" style:font-weight-asian="bold" style:font-weight-complex="bold"/>
    </style:style>
    <style:style style:name="T11" style:family="text">
      <style:text-properties fo:font-weight="bold" officeooo:rsid="0057dceb" style:font-weight-asian="bold" style:font-weight-complex="bold"/>
    </style:style>
    <style:style style:name="T12" style:family="text">
      <style:text-properties fo:font-weight="bold" officeooo:rsid="007f9059" style:font-weight-asian="bold" style:font-weight-complex="bold"/>
    </style:style>
    <style:style style:name="T13" style:family="text">
      <style:text-properties fo:font-weight="bold" officeooo:rsid="00879970" style:font-weight-asian="bold" style:font-weight-complex="bold"/>
    </style:style>
    <style:style style:name="T14" style:family="text">
      <style:text-properties fo:font-weight="bold" officeooo:rsid="003102da" style:font-weight-asian="bold" style:font-weight-complex="bold"/>
    </style:style>
    <style:style style:name="T15" style:family="text">
      <style:text-properties fo:font-weight="bold" officeooo:rsid="000df43f" style:font-weight-asian="bold" style:font-weight-complex="bold"/>
    </style:style>
    <style:style style:name="T16" style:family="text">
      <style:text-properties fo:font-weight="bold" officeooo:rsid="00894852" style:font-weight-asian="bold" style:font-weight-complex="bold"/>
    </style:style>
    <style:style style:name="T17" style:family="text">
      <style:text-properties fo:font-weight="bold" officeooo:rsid="008e4062" style:font-weight-asian="bold" style:font-weight-complex="bold"/>
    </style:style>
    <style:style style:name="T18" style:family="text">
      <style:text-properties fo:font-weight="bold" officeooo:rsid="00991502" style:font-weight-asian="bold" style:font-weight-complex="bold"/>
    </style:style>
    <style:style style:name="T19" style:family="text">
      <style:text-properties fo:font-weight="bold" officeooo:rsid="008fc668" style:font-weight-asian="bold" style:font-weight-complex="bold"/>
    </style:style>
    <style:style style:name="T20" style:family="text">
      <style:text-properties officeooo:rsid="001e3f1f"/>
    </style:style>
    <style:style style:name="T21" style:family="text">
      <style:text-properties officeooo:rsid="00209640"/>
    </style:style>
    <style:style style:name="T22" style:family="text">
      <style:text-properties fo:color="#000000" fo:font-weight="bold" officeooo:rsid="001e3f1f" style:font-weight-asian="bold" style:font-weight-complex="bold"/>
    </style:style>
    <style:style style:name="T23" style:family="text">
      <style:text-properties officeooo:rsid="00241a7b"/>
    </style:style>
    <style:style style:name="T24" style:family="text">
      <style:text-properties officeooo:rsid="0026f759"/>
    </style:style>
    <style:style style:name="T25" style:family="text">
      <style:text-properties officeooo:rsid="002c754f"/>
    </style:style>
    <style:style style:name="T26" style:family="text">
      <style:text-properties officeooo:rsid="003102da"/>
    </style:style>
    <style:style style:name="T27" style:family="text">
      <style:text-properties officeooo:rsid="001527de"/>
    </style:style>
    <style:style style:name="T28" style:family="text">
      <style:text-properties officeooo:rsid="0050bbaf"/>
    </style:style>
    <style:style style:name="T29" style:family="text">
      <style:text-properties officeooo:rsid="0051a73d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officeooo:rsid="006e4c6b"/>
    </style:style>
    <style:style style:name="T32" style:family="text">
      <style:text-properties officeooo:rsid="00538074"/>
    </style:style>
    <style:style style:name="T33" style:family="text">
      <style:text-properties officeooo:rsid="005a3514"/>
    </style:style>
    <style:style style:name="T34" style:family="text">
      <style:text-properties officeooo:rsid="000df43f"/>
    </style:style>
    <style:style style:name="T35" style:family="text">
      <style:text-properties officeooo:rsid="005cd9bb"/>
    </style:style>
    <style:style style:name="T36" style:family="text">
      <style:text-properties officeooo:rsid="0074a8fc"/>
    </style:style>
    <style:style style:name="T37" style:family="text">
      <style:text-properties officeooo:rsid="00784290"/>
    </style:style>
    <style:style style:name="T38" style:family="text">
      <style:text-properties officeooo:rsid="0079be3d"/>
    </style:style>
    <style:style style:name="T39" style:family="text">
      <style:text-properties officeooo:rsid="00879970"/>
    </style:style>
    <style:style style:name="T40" style:family="text">
      <style:text-properties officeooo:rsid="008a33df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officeooo:rsid="008fc668"/>
    </style:style>
    <style:style style:name="T43" style:family="text">
      <style:text-properties officeooo:rsid="00923d8e"/>
    </style:style>
    <style:style style:name="T44" style:family="text">
      <style:text-properties officeooo:rsid="00979c6d"/>
    </style:style>
    <style:style style:name="T45" style:family="text">
      <style:text-properties officeooo:rsid="009915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Assignment 3: Uncertainty and Probability</text:span></text:p>
      <text:p text:style-name="P3">Name: Karu Skipper</text:p>
      <text:p text:style-name="P3">ID: 300417869</text:p>
      <text:p text:style-name="Standard"/>
      <text:p text:style-name="P1">Part 1: Reasoning Under Uncertainty Basics [10 marks]</text:p>
      <text:p text:style-name="P1"/>
      <text:p text:style-name="P6"><text:span text:style-name="T2">Requirements:</text:span></text:p>
      <text:p text:style-name="P10"><text:span text:style-name="T2">1.</text:span></text:p>
      <text:p text:style-name="P10">Create the full joint probability table of X and Y , i.e. the table containing the following four joint probabilities P(X = 0, Y = 0), P(X = 0, Y = 1), P(X = 1, Y = 0), P(X = 1, Y = 1). Also explain which probability rules you used.</text:p>
      <text:p text:style-name="P7"/>
      <text:p text:style-name="P16">The product rule: – P(A, B) = P(B) * P(A | B) = P(A) * P(B | A)</text:p>
      <text:p text:style-name="P21">We are trying to find the probabililty of P(X,Y) <text:span text:style-name="T25">and are</text:span> already given P(X) and P(Y|X). Therefore we can use these probabililties <text:span text:style-name="T36">and</text:span> the <text:span text:style-name="T2">product rule</text:span> to get our result.</text:p>
      <text:p text:style-name="P16"/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41">X</text:p>
          </table:table-cell>
          <table:table-cell table:style-name="Table1.A1" office:value-type="string">
            <text:p text:style-name="P41">Y</text:p>
          </table:table-cell>
          <table:table-cell table:style-name="Table1.C1" office:value-type="string">
            <text:p text:style-name="P39">P (X,Y)</text:p>
          </table:table-cell>
        </table:table-row>
        <table:table-row>
          <table:table-cell table:style-name="Table1.A2" office:value-type="string">
            <text:p text:style-name="P39">0</text:p>
          </table:table-cell>
          <table:table-cell table:style-name="Table1.A2" office:value-type="string">
            <text:p text:style-name="P39">0</text:p>
          </table:table-cell>
          <table:table-cell table:style-name="Table1.C2" office:value-type="string">
            <text:p text:style-name="P40"><text:span text:style-name="T22">0.090</text:span></text:p>
          </table:table-cell>
        </table:table-row>
        <table:table-row>
          <table:table-cell table:style-name="Table1.A2" office:value-type="string">
            <text:p text:style-name="P41">0</text:p>
          </table:table-cell>
          <table:table-cell table:style-name="Table1.A2" office:value-type="string">
            <text:p text:style-name="P41">1</text:p>
          </table:table-cell>
          <table:table-cell table:style-name="Table1.C2" office:value-type="string">
            <text:p text:style-name="P49"><text:span text:style-name="T21">0.210</text:span></text:p>
          </table:table-cell>
        </table:table-row>
        <table:table-row>
          <table:table-cell table:style-name="Table1.A2" office:value-type="string">
            <text:p text:style-name="P41">1</text:p>
          </table:table-cell>
          <table:table-cell table:style-name="Table1.A2" office:value-type="string">
            <text:p text:style-name="P41">0</text:p>
          </table:table-cell>
          <table:table-cell table:style-name="Table1.C2" office:value-type="string">
            <text:p text:style-name="P50"><text:span text:style-name="T23">0.560</text:span></text:p>
          </table:table-cell>
        </table:table-row>
        <table:table-row>
          <table:table-cell table:style-name="Table1.A2" office:value-type="string">
            <text:p text:style-name="P39">1</text:p>
          </table:table-cell>
          <table:table-cell table:style-name="Table1.A2" office:value-type="string">
            <text:p text:style-name="P39">1</text:p>
          </table:table-cell>
          <table:table-cell table:style-name="Table1.C2" office:value-type="string">
            <text:p text:style-name="P50"><text:span text:style-name="T23">0.140</text:span></text:p>
          </table:table-cell>
        </table:table-row>
      </table:table>
      <text:p text:style-name="P56"/>
      <text:p text:style-name="P52">P(X = 0,Y = 0) = P(<text:span text:style-name="T29">X = 0</text:span>) * P(<text:span text:style-name="T29">Y = 0 </text:span>| <text:span text:style-name="T29">X = 0</text:span>) <text:span text:style-name="T20">= </text:span>0.300 * 0.300 <text:span text:style-name="T20">= </text:span><text:span text:style-name="T8">0.090</text:span></text:p>
      <text:p text:style-name="P53">P(X = 0,Y = <text:span text:style-name="T21">1</text:span>) <text:span text:style-name="T21">= </text:span>P(<text:span text:style-name="T29">X = 0</text:span>) * P(<text:span text:style-name="T29">Y = 1 </text:span>| <text:span text:style-name="T29">X = 0</text:span>) <text:span text:style-name="T21">= 0.300 * 0.700 = </text:span><text:span text:style-name="T9">0.210</text:span></text:p>
      <text:p text:style-name="P54">P(X = <text:span text:style-name="T23">1</text:span>,Y = <text:span text:style-name="T23">0</text:span>) <text:span text:style-name="T21">= </text:span>P(<text:span text:style-name="T29">X = 1</text:span>) * P(<text:span text:style-name="T29">Y = 0 </text:span>| <text:span text:style-name="T29">X = 1</text:span>) <text:span text:style-name="T23">= 0.700 * 0.800 = </text:span><text:span text:style-name="T10">0.560</text:span></text:p>
      <text:p text:style-name="P55">P(X = <text:span text:style-name="T23">1</text:span>,Y = <text:span text:style-name="T24">1</text:span>) <text:span text:style-name="T21">= </text:span>P(<text:span text:style-name="T29">X = 1</text:span>) * P(<text:span text:style-name="T29">Y = 1 </text:span>| <text:span text:style-name="T29">X = 1</text:span>) <text:span text:style-name="T23">= 0.700 * 0.200 = </text:span><text:span text:style-name="T10">0.140</text:span></text:p>
      <text:p text:style-name="P51"/>
      <text:p text:style-name="P10"><text:span text:style-name="T2">2.</text:span></text:p>
      <text:p text:style-name="P10">If given P(X = 1, Y = 0, Z = 0) = <text:span text:style-name="T41">0.336</text:span>, P(X = 0, Y = 1, Z = 0) = <text:span text:style-name="T41">0.168</text:span>, P(X = 0, Y = 0, Z = 1) = <text:span text:style-name="T41">0.036</text:span>, and P(X = 0, Y = 1, Z = 1) = <text:span text:style-name="T41">0.042</text:span>, create the full joint probability table of the three variables X, Y , and Z. Also explain which probability rules you used.</text:p>
      <text:p text:style-name="P5"/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42">X</text:p>
          </table:table-cell>
          <table:table-cell table:style-name="Table2.A1" office:value-type="string">
            <text:p text:style-name="P42">Y</text:p>
          </table:table-cell>
          <table:table-cell table:style-name="Table2.A1" office:value-type="string">
            <text:p text:style-name="P42">Z</text:p>
          </table:table-cell>
          <table:table-cell table:style-name="Table2.D1" office:value-type="string">
            <text:p text:style-name="P42">P(X,Y,Z)</text:p>
          </table:table-cell>
        </table:table-row>
        <table:table-row>
          <table:table-cell table:style-name="Table2.A2" office:value-type="string">
            <text:p text:style-name="P43">1</text:p>
          </table:table-cell>
          <table:table-cell table:style-name="Table2.A2" office:value-type="string">
            <text:p text:style-name="P43">0</text:p>
          </table:table-cell>
          <table:table-cell table:style-name="Table2.A2" office:value-type="string">
            <text:p text:style-name="P43">0</text:p>
          </table:table-cell>
          <table:table-cell table:style-name="Table2.D2" office:value-type="string">
            <text:p text:style-name="P18">0.336</text:p>
          </table:table-cell>
        </table:table-row>
        <table:table-row>
          <table:table-cell table:style-name="Table2.A2" office:value-type="string">
            <text:p text:style-name="P43">0</text:p>
          </table:table-cell>
          <table:table-cell table:style-name="Table2.A2" office:value-type="string">
            <text:p text:style-name="P43">1</text:p>
          </table:table-cell>
          <table:table-cell table:style-name="Table2.A2" office:value-type="string">
            <text:p text:style-name="P43">0</text:p>
          </table:table-cell>
          <table:table-cell table:style-name="Table2.D2" office:value-type="string">
            <text:p text:style-name="P17">0.168</text:p>
          </table:table-cell>
        </table:table-row>
        <table:table-row>
          <table:table-cell table:style-name="Table2.A2" office:value-type="string">
            <text:p text:style-name="P44">0</text:p>
          </table:table-cell>
          <table:table-cell table:style-name="Table2.A2" office:value-type="string">
            <text:p text:style-name="P44">0</text:p>
          </table:table-cell>
          <table:table-cell table:style-name="Table2.A2" office:value-type="string">
            <text:p text:style-name="P48">1</text:p>
          </table:table-cell>
          <table:table-cell table:style-name="Table2.D2" office:value-type="string">
            <text:p text:style-name="P47">0.036</text:p>
          </table:table-cell>
        </table:table-row>
        <table:table-row>
          <table:table-cell table:style-name="Table2.A2" office:value-type="string">
            <text:p text:style-name="P45">0</text:p>
          </table:table-cell>
          <table:table-cell table:style-name="Table2.A2" office:value-type="string">
            <text:p text:style-name="P45">1</text:p>
          </table:table-cell>
          <table:table-cell table:style-name="Table2.A2" office:value-type="string">
            <text:p text:style-name="P45">1</text:p>
          </table:table-cell>
          <table:table-cell table:style-name="Table2.D2" office:value-type="string">
            <text:p text:style-name="P19">0.042</text:p>
          </table:table-cell>
        </table:table-row>
        <table:table-row>
          <table:table-cell table:style-name="Table2.A2" office:value-type="string">
            <text:p text:style-name="P46">1</text:p>
          </table:table-cell>
          <table:table-cell table:style-name="Table2.A2" office:value-type="string">
            <text:p text:style-name="P46">0</text:p>
          </table:table-cell>
          <table:table-cell table:style-name="Table2.A2" office:value-type="string">
            <text:p text:style-name="P46">1</text:p>
          </table:table-cell>
          <table:table-cell table:style-name="Table2.D2" office:value-type="string">
            <text:p text:style-name="P4">0.224</text:p>
          </table:table-cell>
        </table:table-row>
        <table:table-row>
          <table:table-cell table:style-name="Table2.A2" office:value-type="string">
            <text:p text:style-name="P46">0</text:p>
          </table:table-cell>
          <table:table-cell table:style-name="Table2.A2" office:value-type="string">
            <text:p text:style-name="P46">0</text:p>
          </table:table-cell>
          <table:table-cell table:style-name="Table2.A2" office:value-type="string">
            <text:p text:style-name="P46">0</text:p>
          </table:table-cell>
          <table:table-cell table:style-name="Table2.D2" office:value-type="string">
            <text:p text:style-name="P4">0.054</text:p>
          </table:table-cell>
        </table:table-row>
        <table:table-row>
          <table:table-cell table:style-name="Table2.A2" office:value-type="string">
            <text:p text:style-name="P46">1</text:p>
          </table:table-cell>
          <table:table-cell table:style-name="Table2.A2" office:value-type="string">
            <text:p text:style-name="P46">1</text:p>
          </table:table-cell>
          <table:table-cell table:style-name="Table2.A2" office:value-type="string">
            <text:p text:style-name="P46">1</text:p>
          </table:table-cell>
          <table:table-cell table:style-name="Table2.D2" office:value-type="string">
            <text:p text:style-name="P4">0.028</text:p>
          </table:table-cell>
        </table:table-row>
        <table:table-row>
          <table:table-cell table:style-name="Table2.A2" office:value-type="string">
            <text:p text:style-name="P46">1</text:p>
          </table:table-cell>
          <table:table-cell table:style-name="Table2.A2" office:value-type="string">
            <text:p text:style-name="P46">1</text:p>
          </table:table-cell>
          <table:table-cell table:style-name="Table2.A2" office:value-type="string">
            <text:p text:style-name="P46">0</text:p>
          </table:table-cell>
          <table:table-cell table:style-name="Table2.D2" office:value-type="string">
            <text:p text:style-name="P4">0.112</text:p>
          </table:table-cell>
        </table:table-row>
      </table:table>
      <text:p text:style-name="P36"/>
      <text:p text:style-name="P23"><text:span text:style-name="T30"/></text:p>
      <text:p text:style-name="P32"><text:span text:style-name="T30">Product rule and independence.</text:span></text:p>
      <text:p text:style-name="P23"><text:span text:style-name="T30"/></text:p>
      <text:p text:style-name="P23"><text:span text:style-name="T30">-- </text:span><text:span text:style-name="T31">explain what you did</text:span></text:p>
      <text:p text:style-name="P23"><text:soft-page-break/><text:span text:style-name="T31"/></text:p>
      <text:p text:style-name="P23"><text:span text:style-name="T30">It is also known that Z is independent from X given Y.</text:span></text:p>
      <text:p text:style-name="P22">Therefore if Z is independent from X given Y <text:span text:style-name="T32">then, </text:span><text:span text:style-name="T3">(</text:span><text:span text:style-name="T4">Z</text:span><text:span text:style-name="T3"> ⊥ </text:span><text:span text:style-name="T4">X,Y</text:span><text:span text:style-name="T3">).</text:span></text:p>
      <text:p text:style-name="P29"><text:span text:style-name="T3"/></text:p>
      <text:p text:style-name="P30"><text:span text:style-name="T27">P</text:span>(X = 1, Y = 0, Z = 1) <text:span text:style-name="T28">= P (X = 1, Y = 0) * P (Z = 1 | Y = 0) = </text:span><text:span text:style-name="T5">0.224 </text:span></text:p>
      <text:p text:style-name="P31"><text:span text:style-name="T27">P</text:span>(X = 0, Y = 0, Z = 0) <text:span text:style-name="T28">= P (X = 0, Y = 0) * P (Z = 0 | Y = 0) = </text:span><text:span text:style-name="T5">0.054</text:span></text:p>
      <text:p text:style-name="P31"><text:span text:style-name="T27">P</text:span>(X = 1, Y = 1, Z = 1) <text:span text:style-name="T28">= P (X = 1, Y = 1) * P (Z = 1 | Y = 1) = </text:span><text:span text:style-name="T5">0.028</text:span></text:p>
      <text:p text:style-name="P31"><text:span text:style-name="T27">P</text:span>(X = 1, Y = 1, Z = 0) <text:span text:style-name="T28">= P (X = 1, Y = 1) * P (Z = 0 | Y = 1) = </text:span><text:span text:style-name="T5">0.112</text:span></text:p>
      <text:p text:style-name="P9"/>
      <text:p text:style-name="P10"><text:span text:style-name="T2">3.</text:span></text:p>
      <text:p text:style-name="P10">From the above joint probability table of X, Y , and Z:</text:p>
      <text:p text:style-name="P8">(i) calculate the probability of P(Z = 0) and P(X = 0, Z = 0)</text:p>
      <text:p text:style-name="P8"/>
      <text:p text:style-name="P38"><text:span text:style-name="T2">Using the sum rule :</text:span></text:p>
      <text:p text:style-name="P12"><text:span text:style-name="T2"/></text:p>
      <text:p text:style-name="P24"><text:span text:style-name="T33">P(Z = 0) = P(X = 0, Y = 0, Z = 0) = 0.054 + P(X = 0, Y = 1, Z = 0) = 0.168 + </text:span></text:p>
      <text:p text:style-name="P25"><text:span text:style-name="T33">P(X = 1, Y = 0, Z = 0) = 0.336 + P(X = 1, Y = 1, Z = 0) = 0.112 = </text:span><text:span text:style-name="T6">0.670</text:span></text:p>
      <text:p text:style-name="P26">P(X = 0, Z = 0) <text:span text:style-name="T35">= P(X = 0, Y = 0, Z = 0) = 0.54 + P(X = 0, Y = 1, Z = 0) = 0.168 = </text:span><text:span text:style-name="T7">0.222</text:span></text:p>
      <text:p text:style-name="P11"/>
      <text:p text:style-name="P8">(ii) <text:span text:style-name="T43">J</text:span>udge whether X and Z are independent to each other and explain why.</text:p>
      <text:p text:style-name="P8"/>
      <text:p text:style-name="P13">Lets assume X and Z are independent to each other using the rule<text:span text:style-name="T37">s</text:span> of independence:</text:p>
      <text:p text:style-name="P14">P(<text:span text:style-name="T38">X</text:span>, <text:span text:style-name="T38">Z</text:span>) = P(<text:span text:style-name="T38">X</text:span>) * P(<text:span text:style-name="T38">Z</text:span>)</text:p>
      <text:p text:style-name="P14"/>
      <text:p text:style-name="P27">P(X = 0, Z = 0) <text:span text:style-name="T35">= <text:s/></text:span><text:span text:style-name="T7">0.222</text:span><text:span text:style-name="T35"> (From above question). </text:span></text:p>
      <text:p text:style-name="P34">P(X = 0) = ...<text:span text:style-name="T27">0.168 + 0.036 + 0.042 + 0.054</text:span><text:span text:style-name="T15"> </text:span><text:span text:style-name="T16">= 0.3 </text:span><text:span text:style-name="T40">(Using the sum rule to calculate X = 0).</text:span></text:p>
      <text:p text:style-name="P33">P(Z = 0) = <text:span text:style-name="T6">0.670 </text:span><text:span text:style-name="T35">(From above question). </text:span></text:p>
      <text:p text:style-name="P33"/>
      <text:p text:style-name="P37">The result of P(X,Z) should be equal to P(X) * P(Z), lets test this:</text:p>
      <text:p text:style-name="P35">P(X <text:span text:style-name="T44">= 0</text:span>) = 0.3<text:span text:style-name="T45">00</text:span> * P(Z <text:span text:style-name="T44">= 0</text:span>) = 0.670 = <text:span text:style-name="T17">0.201</text:span></text:p>
      <text:p text:style-name="P28">P(X <text:span text:style-name="T44">= 0</text:span>, Z <text:span text:style-name="T44">= 0</text:span>) <text:span text:style-name="T35">= <text:s/></text:span><text:span text:style-name="T7">0.222</text:span></text:p>
      <text:p text:style-name="P15"><text:span text:style-name="T19">0.222</text:span><text:span text:style-name="T42"> is not equal to </text:span><text:span text:style-name="T19">0.201</text:span><text:span text:style-name="T42">, therefor X and Z are not independent to each other.</text:span></text:p>
      <text:p text:style-name="P5"/>
      <text:p text:style-name="P20">4.</text:p>
      <text:p text:style-name="P10">From the above joint probability table of X, Y , and Z: (i) calculate the probability of P(X = 1, Y = 0|Z = 1), (ii) calculate the probability of P(X = 0|Y = 0, Z = 0)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5:51:09.664411399</meta:creation-date>
    <dc:date>2019-05-06T18:55:44.236087201</dc:date>
    <meta:editing-duration>PT2H42M53S</meta:editing-duration>
    <meta:editing-cycles>143</meta:editing-cycles>
    <meta:generator>LibreOffice/6.0.7.3$Linux_X86_64 LibreOffice_project/00m0$Build-3</meta:generator>
    <meta:document-statistic meta:table-count="2" meta:image-count="0" meta:object-count="0" meta:page-count="2" meta:paragraph-count="93" meta:word-count="762" meta:character-count="2812" meta:non-whitespace-character-count="2136"/>
  </office:meta>
</office:document-meta>
</file>